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9.40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0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/>
          <table:table-cell table:style-name="ce1" office:value-type="string">
            <text:p>Comentario</text:p>
          </table:table-cell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calib_level 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2">
          <table:table-cell/>
          <table:table-cell office:value-type="string">
            <text:p>target_name </text:p>
          </table:table-cell>
          <table:table-cell office:value-type="string">
            <text:p>Scan.sourceName -&gt; Source.sourceName ó </text:p>
            <text:p>Scan.fieldName -&gt; Field.sourceId -&gt; Source.sourceName </text:p>
          </table:table-cell>
          <table:table-cell office:value-type="string">
            <text:p>OK</text:p>
          </table:table-cell>
          <table:table-cell office:value-type="string">
            <text:p>Es opcional en la tabla scan!</text:p>
          </table:table-cell>
        </table:table-row>
        <table:table-row table:style-name="ro2">
          <table:table-cell/>
          <table:table-cell office:value-type="string">
            <text:p>s_ra </text:p>
          </table:table-cell>
          <table:table-cell office:value-type="string">
            <text:p>Scan.fieldName -&gt; Field.sourceId -&gt; Source.direction[0] ó </text:p>
            <text:p>Scan.sourceName -&gt; Source.direction[0] </text:p>
          </table:table-cell>
          <table:table-cell/>
          <table:table-cell office:value-type="string">
            <text:p>  </text:p>
          </table:table-cell>
        </table:table-row>
        <table:table-row table:style-name="ro2">
          <table:table-cell/>
          <table:table-cell office:value-type="string">
            <text:p>s_dec </text:p>
          </table:table-cell>
          <table:table-cell office:value-type="string">
            <text:p>Scan.fieldName -&gt; Field.sourceId -&gt; Source.direction[1] ó </text:p>
            <text:p>Scan.sourceName -&gt; Source.direction[1] </text:p>
          </table:table-cell>
          <table:table-cell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s_fov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t_exptime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t_resul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2"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2"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em_res_power </text:p>
          </table:table-cell>
          <table:table-cell office:value-type="string">
            <text:p>spectralWindow.resolution </text:p>
          </table:table-cell>
          <table:table-cell table:style-name="ce2"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2"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pol_states </text:p>
          </table:table-cell>
          <table:table-cell table:style-name="ce2" office:value-type="string">
            <text:p>  </text:p>
          </table:table-cell>
          <table:table-cell table:style-name="ce2"/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2" office:value-type="string">
            <text:p>OK</text:p>
          </table:table-cell>
          <table:table-cell office:value-type="string">
            <text:p>  </text:p>
          </table:table-cell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2" office:value-type="string">
            <text:p>OK</text:p>
          </table:table-cell>
          <table:table-cell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10-06-2014</text:date>, <text:time>23:2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6-10T23:26:59</dc:date>
    <meta:editing-duration>PT22M32S</meta:editing-duration>
    <meta:editing-cycles>3</meta:editing-cycles>
    <meta:generator>OpenOffice/4.1.0$Unix OpenOffice.org_project/410m18$Build-9764</meta:generator>
    <meta:document-statistic meta:table-count="3" meta:cell-count="94" meta:object-count="0"/>
  </office:meta>
</office:document-meta>
</file>